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text:style-name="WW_CharLFO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line-height="115%"/>
    </style:style>
    <style:style style:name="T2"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style>
    <style:style style:name="P3" style:parent-style-name="Standard" style:family="paragraph">
      <style:paragraph-properties fo:line-height="115%"/>
    </style:style>
    <style:style style:name="T4" style:parent-style-name="Fuentedepárrafopredeter." style:family="text">
      <style:text-properties style:font-name="Calibri" style:font-name-asian="Calibri" style:font-name-complex="Calibri" fo:font-weight="bold" style:font-weight-asian="bold" style:font-weight-complex="bold" fo:color="#000000"/>
    </style:style>
    <style:style style:name="T5" style:parent-style-name="Fuentedepárrafopredeter." style:family="text">
      <style:text-properties style:font-name="Calibri" style:font-name-asian="Calibri" style:font-name-complex="Calibri" fo:color="#000000"/>
    </style:style>
    <style:style style:name="T6" style:parent-style-name="Fuentedepárrafopredeter." style:family="text">
      <style:text-properties style:font-name="Calibri" style:font-name-asian="Calibri" style:font-name-complex="Calibri" fo:color="#000000"/>
    </style:style>
    <style:style style:name="P7" style:parent-style-name="Standard" style:family="paragraph">
      <style:paragraph-properties fo:line-height="115%"/>
      <style:text-properties style:font-name="Calibri" style:font-name-asian="Calibri" style:font-name-complex="Calibri" fo:color="#000000"/>
    </style:style>
    <style:style style:name="P8" style:parent-style-name="Standard" style:family="paragraph">
      <style:paragraph-properties fo:line-height="115%"/>
      <style:text-properties style:font-name="Calibri" style:font-name-asian="Calibri" style:font-name-complex="Calibri" fo:color="#000000"/>
    </style:style>
    <style:style style:name="P9" style:parent-style-name="Párrafodelista" style:list-style-name="LFO16" style:family="paragraph">
      <style:paragraph-properties fo:margin-bottom="0.1388in" fo:line-height="115%"/>
      <style:text-properties style:font-name="Calibri" style:font-name-asian="Calibri" style:font-name-complex="Calibri" fo:color="#000000"/>
    </style:style>
    <style:style style:name="P10" style:parent-style-name="Normal" style:family="paragraph">
      <style:paragraph-properties fo:margin-bottom="0.1388in" fo:line-height="115%"/>
      <style:text-properties style:font-name="Calibri" style:font-name-asian="Calibri" style:font-name-complex="Calibri" fo:color="#000000"/>
    </style:style>
    <style:style style:name="P11" style:parent-style-name="Normal" style:family="paragraph">
      <style:paragraph-properties fo:margin-bottom="0.1388in" fo:line-height="115%"/>
      <style:text-properties style:font-name="Calibri" style:font-name-asian="Calibri" style:font-name-complex="Calibri" fo:color="#000000"/>
    </style:style>
    <style:style style:name="P12" style:parent-style-name="Párrafodelista" style:list-style-name="LFO16" style:family="paragraph">
      <style:paragraph-properties fo:margin-bottom="0.1388in" fo:line-height="115%"/>
      <style:text-properties style:font-name="Calibri" style:font-name-asian="Calibri" style:font-name-complex="Calibri" fo:color="#000000"/>
    </style:style>
    <style:style style:name="P13" style:parent-style-name="Normal" style:family="paragraph">
      <style:paragraph-properties fo:margin-bottom="0.1388in" fo:line-height="115%"/>
      <style:text-properties style:font-name="Calibri" style:font-name-asian="Calibri" style:font-name-complex="Calibri" fo:color="#000000"/>
    </style:style>
    <style:style style:name="P14" style:parent-style-name="Párrafodelista" style:list-style-name="LFO16" style:family="paragraph">
      <style:paragraph-properties fo:margin-bottom="0.1388in" fo:line-height="115%"/>
      <style:text-properties style:font-name="Calibri" style:font-name-asian="Calibri" style:font-name-complex="Calibri" fo:color="#000000"/>
    </style:style>
    <style:style style:name="P15" style:parent-style-name="Normal" style:family="paragraph">
      <style:paragraph-properties fo:margin-bottom="0.1388in" fo:line-height="115%"/>
      <style:text-properties style:font-name="Calibri" style:font-name-asian="Calibri" style:font-name-complex="Calibri" fo:color="#000000"/>
    </style:style>
    <style:style style:name="P16" style:parent-style-name="Standard" style:family="paragraph">
      <style:paragraph-properties fo:line-height="115%"/>
      <style:text-properties style:font-name="Calibri" style:font-name-asian="Calibri" style:font-name-complex="Calibri" fo:color="#000000"/>
    </style:style>
    <style:style style:name="P17" style:parent-style-name="Párrafodelista" style:list-style-name="LFO13" style:family="paragraph">
      <style:paragraph-properties fo:margin-bottom="0.1388in" fo:line-height="115%"/>
      <style:text-properties style:font-name="Calibri" style:font-name-asian="Calibri" style:font-name-complex="Calibri" fo:color="#000000"/>
    </style:style>
    <style:style style:name="P18" style:parent-style-name="Normal" style:family="paragraph">
      <style:paragraph-properties fo:margin-bottom="0.1388in" fo:line-height="115%"/>
      <style:text-properties style:font-name="Calibri" style:font-name-asian="Calibri" style:font-name-complex="Calibri" fo:color="#000000"/>
    </style:style>
    <style:style style:name="P19" style:parent-style-name="Párrafodelista" style:list-style-name="LFO13" style:family="paragraph">
      <style:paragraph-properties fo:margin-bottom="0.1388in" fo:line-height="115%"/>
      <style:text-properties style:font-name="Calibri" style:font-name-asian="Calibri" style:font-name-complex="Calibri" fo:color="#000000"/>
    </style:style>
    <style:style style:name="P20" style:parent-style-name="Normal" style:family="paragraph">
      <style:paragraph-properties fo:margin-bottom="0.1388in" fo:line-height="115%"/>
      <style:text-properties style:font-name="Calibri" style:font-name-asian="Calibri" style:font-name-complex="Calibri" fo:color="#000000"/>
    </style:style>
    <style:style style:name="P21" style:parent-style-name="Párrafodelista" style:list-style-name="LFO13" style:family="paragraph">
      <style:paragraph-properties fo:margin-bottom="0.1388in" fo:line-height="115%"/>
      <style:text-properties style:font-name="Calibri" style:font-name-asian="Calibri" style:font-name-complex="Calibri" fo:color="#000000"/>
    </style:style>
    <style:style style:name="P22" style:parent-style-name="Normal" style:family="paragraph">
      <style:paragraph-properties fo:margin-bottom="0.1388in" fo:line-height="115%"/>
      <style:text-properties style:font-name="Calibri" style:font-name-asian="Calibri" style:font-name-complex="Calibri" fo:color="#000000"/>
    </style:style>
    <style:style style:name="P23" style:parent-style-name="Normal" style:family="paragraph">
      <style:paragraph-properties fo:margin-bottom="0.1388in" fo:line-height="115%"/>
      <style:text-properties style:font-name="Calibri" style:font-name-asian="Calibri" style:font-name-complex="Calibri" fo:color="#000000"/>
    </style:style>
    <style:style style:name="P24" style:parent-style-name="Párrafodelista" style:list-style-name="LFO10" style:family="paragraph">
      <style:paragraph-properties fo:margin-bottom="0.1388in" fo:line-height="115%"/>
      <style:text-properties style:font-name="Calibri" style:font-name-asian="Calibri" style:font-name-complex="Calibri" fo:color="#000000"/>
    </style:style>
    <style:style style:name="P25" style:parent-style-name="Normal" style:family="paragraph">
      <style:paragraph-properties fo:margin-bottom="0.1388in" fo:line-height="115%"/>
      <style:text-properties style:font-name="Calibri" style:font-name-asian="Calibri" style:font-name-complex="Calibri" fo:color="#000000"/>
    </style:style>
    <style:style style:name="P26" style:parent-style-name="Párrafodelista" style:list-style-name="LFO10" style:family="paragraph">
      <style:paragraph-properties fo:margin-bottom="0.1388in" fo:line-height="115%"/>
      <style:text-properties style:font-name="Calibri" style:font-name-asian="Calibri" style:font-name-complex="Calibri" fo:color="#000000"/>
    </style:style>
    <style:style style:name="P27" style:parent-style-name="Normal" style:family="paragraph">
      <style:paragraph-properties fo:margin-bottom="0.1388in" fo:line-height="115%"/>
      <style:text-properties style:font-name="Calibri" style:font-name-asian="Calibri" style:font-name-complex="Calibri" fo:color="#000000"/>
    </style:style>
    <style:style style:name="P28" style:parent-style-name="Párrafodelista" style:list-style-name="LFO10" style:family="paragraph">
      <style:paragraph-properties fo:margin-bottom="0.1388in" fo:line-height="115%"/>
      <style:text-properties style:font-name="Calibri" style:font-name-asian="Calibri" style:font-name-complex="Calibri" fo:color="#000000"/>
    </style:style>
    <style:style style:name="P29" style:parent-style-name="Normal" style:family="paragraph">
      <style:paragraph-properties fo:margin-bottom="0.1388in" fo:line-height="115%"/>
      <style:text-properties style:font-name="Calibri" style:font-name-asian="Calibri" style:font-name-complex="Calibri" fo:color="#000000"/>
    </style:style>
    <style:style style:name="P30" style:parent-style-name="Standard" style:family="paragraph">
      <style:paragraph-properties fo:line-height="115%"/>
      <style:text-properties style:font-name="Calibri" style:font-name-asian="Calibri" style:font-name-complex="Calibri" fo:color="#000000"/>
    </style:style>
    <style:style style:name="P31" style:parent-style-name="Párrafodelista" style:list-style-name="LFO7" style:family="paragraph">
      <style:paragraph-properties fo:margin-bottom="0.1388in" fo:line-height="115%"/>
      <style:text-properties style:font-name="Calibri" style:font-name-asian="Calibri" style:font-name-complex="Calibri" fo:color="#000000"/>
    </style:style>
    <style:style style:name="P32" style:parent-style-name="Normal" style:family="paragraph">
      <style:paragraph-properties fo:margin-bottom="0.1388in" fo:line-height="115%"/>
      <style:text-properties style:font-name="Calibri" style:font-name-asian="Calibri" style:font-name-complex="Calibri" fo:color="#000000"/>
    </style:style>
    <style:style style:name="P33" style:parent-style-name="Párrafodelista" style:list-style-name="LFO7" style:family="paragraph">
      <style:paragraph-properties fo:margin-bottom="0.1388in" fo:line-height="115%"/>
      <style:text-properties style:font-name="Calibri" style:font-name-asian="Calibri" style:font-name-complex="Calibri" fo:color="#000000"/>
    </style:style>
    <style:style style:name="P34" style:parent-style-name="Normal" style:family="paragraph">
      <style:paragraph-properties fo:margin-bottom="0.1388in" fo:line-height="115%"/>
      <style:text-properties style:font-name="Calibri" style:font-name-asian="Calibri" style:font-name-complex="Calibri" fo:color="#000000"/>
    </style:style>
    <style:style style:name="P35" style:parent-style-name="Normal" style:family="paragraph">
      <style:paragraph-properties fo:margin-bottom="0.1388in" fo:line-height="115%"/>
      <style:text-properties style:font-name="Calibri" style:font-name-asian="Calibri" style:font-name-complex="Calibri" fo:color="#000000"/>
    </style:style>
    <style:style style:name="P36" style:parent-style-name="Normal" style:family="paragraph">
      <style:paragraph-properties fo:margin-bottom="0.1388in" fo:line-height="115%"/>
      <style:text-properties style:font-name="Calibri" style:font-name-asian="Calibri" style:font-name-complex="Calibri" fo:color="#000000"/>
    </style:style>
    <style:style style:name="P37" style:parent-style-name="Párrafodelista" style:list-style-name="LFO5" style:family="paragraph">
      <style:paragraph-properties fo:margin-bottom="0.1388in" fo:line-height="115%"/>
      <style:text-properties style:font-name="Calibri" style:font-name-asian="Calibri" style:font-name-complex="Calibri" fo:color="#000000"/>
    </style:style>
    <style:style style:name="P38" style:parent-style-name="Normal" style:family="paragraph">
      <style:paragraph-properties fo:margin-bottom="0.1388in" fo:line-height="115%"/>
      <style:text-properties style:font-name="Calibri" style:font-name-asian="Calibri" style:font-name-complex="Calibri" fo:color="#000000"/>
    </style:style>
    <style:style style:name="P39" style:parent-style-name="Párrafodelista" style:list-style-name="LFO5" style:family="paragraph">
      <style:paragraph-properties fo:margin-bottom="0.1388in" fo:line-height="115%"/>
      <style:text-properties style:font-name="Calibri" style:font-name-asian="Calibri" style:font-name-complex="Calibri" fo:color="#000000"/>
    </style:style>
    <style:style style:name="P40" style:parent-style-name="Normal" style:family="paragraph">
      <style:paragraph-properties fo:margin-bottom="0.1388in" fo:line-height="115%"/>
      <style:text-properties style:font-name="Calibri" style:font-name-asian="Calibri" style:font-name-complex="Calibri" fo:color="#000000"/>
    </style:style>
    <style:style style:name="P41" style:parent-style-name="Párrafodelista" style:list-style-name="LFO5" style:family="paragraph">
      <style:paragraph-properties fo:margin-bottom="0.1388in" fo:line-height="115%"/>
      <style:text-properties style:font-name="Calibri" style:font-name-asian="Calibri" style:font-name-complex="Calibri" fo:color="#000000"/>
    </style:style>
    <style:style style:name="P42" style:parent-style-name="Standard" style:family="paragraph">
      <style:paragraph-properties fo:line-height="115%"/>
      <style:text-properties style:font-name="Calibri" style:font-name-asian="Calibri" style:font-name-complex="Calibri" fo:color="#000000"/>
    </style:style>
    <style:style style:name="P43" style:parent-style-name="Párrafodelista" style:list-style-name="LFO2" style:family="paragraph">
      <style:paragraph-properties fo:margin-bottom="0.1388in" fo:line-height="115%"/>
      <style:text-properties style:font-name="Calibri" style:font-name-asian="Calibri" style:font-name-complex="Calibri" fo:color="#000000"/>
    </style:style>
    <style:style style:name="P44" style:parent-style-name="Normal" style:family="paragraph">
      <style:paragraph-properties fo:margin-bottom="0.1388in" fo:line-height="115%"/>
      <style:text-properties style:font-name="Calibri" style:font-name-asian="Calibri" style:font-name-complex="Calibri" fo:color="#000000"/>
    </style:style>
    <style:style style:name="P45" style:parent-style-name="Normal" style:family="paragraph">
      <style:paragraph-properties fo:margin-bottom="0.1388in" fo:line-height="115%"/>
    </style:style>
    <style:style style:name="T46" style:parent-style-name="Fuentedepárrafopredeter." style:family="text">
      <style:text-properties style:font-name="Calibri" style:font-name-asian="Calibri" style:font-name-complex="Calibri" fo:color="#000000"/>
    </style:style>
    <style:style style:name="T47" style:parent-style-name="Fuentedepárrafopredeter." style:family="text">
      <style:text-properties style:font-name="Calibri" style:font-name-asian="Calibri" style:font-name-complex="Calibri" fo:color="#000000"/>
    </style:style>
    <style:style style:name="T48" style:parent-style-name="Fuentedepárrafopredeter." style:family="text">
      <style:text-properties style:font-name="Calibri" style:font-name-asian="Calibri" style:font-name-complex="Calibri" fo:color="#000000"/>
    </style:style>
    <style:style style:name="T49" style:parent-style-name="Fuentedepárrafopredeter." style:family="text">
      <style:text-properties style:font-name="Calibri" style:font-name-asian="Calibri" style:font-name-complex="Calibri" fo:color="#000000"/>
    </style:style>
    <style:style style:name="T50" style:parent-style-name="Fuentedepárrafopredeter." style:family="text">
      <style:text-properties style:font-name="Calibri" style:font-name-asian="Calibri" style:font-name-complex="Calibri" fo:color="#000000"/>
    </style:style>
    <style:style style:name="T51" style:parent-style-name="Fuentedepárrafopredeter." style:family="text">
      <style:text-properties style:font-name="Calibri" style:font-name-asian="Calibri" style:font-name-complex="Calibri" fo:color="#000000" style:text-underline-type="single" style:text-underline-style="solid" style:text-underline-width="auto" style:text-underline-mode="continuous"/>
    </style:style>
    <style:style style:name="T52" style:parent-style-name="Fuentedepárrafopredeter." style:family="text">
      <style:text-properties style:font-name="Calibri" style:font-name-asian="Calibri" style:font-name-complex="Calibri" fo:color="#000000" style:text-underline-type="single" style:text-underline-style="solid" style:text-underline-width="auto" style:text-underline-mode="continuous"/>
    </style:style>
    <style:style style:name="T53" style:parent-style-name="Fuentedepárrafopredeter." style:family="text">
      <style:text-properties style:font-name="Calibri" style:font-name-asian="Calibri" style:font-name-complex="Calibri" fo:color="#000000" style:text-underline-type="single" style:text-underline-style="solid" style:text-underline-width="auto" style:text-underline-mode="continuous"/>
    </style:style>
    <style:style style:name="T54" style:parent-style-name="Fuentedepárrafopredeter." style:family="text">
      <style:text-properties style:font-name="Calibri" style:font-name-asian="Calibri" style:font-name-complex="Calibri" fo:color="#000000"/>
    </style:style>
    <style:style style:name="P55" style:parent-style-name="Normal" style:family="paragraph">
      <style:paragraph-properties fo:margin-bottom="0.1388in" fo:line-height="115%"/>
      <style:text-properties style:font-name="Calibri" style:font-name-asian="Calibri" style:font-name-complex="Calibri" fo:color="#000000"/>
    </style:style>
    <style:style style:name="P56" style:parent-style-name="Párrafodelista" style:list-style-name="LFO2" style:family="paragraph">
      <style:paragraph-properties fo:margin-bottom="0.1388in" fo:line-height="115%"/>
      <style:text-properties style:font-name="Calibri" style:font-name-asian="Calibri" style:font-name-complex="Calibri" fo:color="#000000"/>
    </style:style>
    <style:style style:name="P57" style:parent-style-name="Normal" style:family="paragraph">
      <style:paragraph-properties fo:margin-bottom="0.1388in" fo:line-height="115%"/>
      <style:text-properties style:font-name="Calibri" style:font-name-asian="Calibri" style:font-name-complex="Calibri" fo:color="#000000"/>
    </style:style>
    <style:style style:name="P58" style:parent-style-name="Normal" style:family="paragraph">
      <style:paragraph-properties fo:margin-bottom="0.1388in" fo:line-height="115%" fo:margin-left="0.5in">
        <style:tab-stops/>
      </style:paragraph-properties>
      <style:text-properties style:font-name="Calibri" style:font-name-asian="Calibri" style:font-name-complex="Calibri" fo:color="#000000"/>
    </style:style>
  </office:automatic-styles>
  <office:body>
    <office:text text:use-soft-page-breaks="true">
      <text:p text:style-name="P1"><text:span text:style-name="T2">Formulario de evaluación</text:span></text:p>
      <text:p text:style-name="P3"><text:span text:style-name="T4">Evaluado</text:span><text:span text:style-name="T5">:</text:span><text:span text:style-name="T6"><text:s/>390</text:span></text:p>
      <text:p text:style-name="P7">Comentario inicial: La evaluación se ha de realizar utilizando un lenguaje respetuoso, y con ánimo fundamentalmente constructivo. El evaluador no se debe limitar a ejercer simplemente la crítica, sino que ha de intentar aportar todo aquello que pueda ayudar a mejorar el trabajo evaluado.</text:p>
      <text:p text:style-name="P8">Generalidades:</text:p>
      <text:list text:style-name="LFO16" text:continue-numbering="true">
        <text:list-item>
          <text:p text:style-name="P9">¿Está correctamente documentado el trabajo, esto es, la documentación permite una comprensión clara de la estructura del código y de los algoritmos y estructuras de datos empleadas? (Comentar brevemente, sugerir posibles mejoras)</text:p>
        </text:list-item>
      </text:list>
      <text:p text:style-name="P10">El<text:s/>readme proporcionado explica claramente cómo compilar y ejecutar el código, además de que indica como realizar las pruebas de eficiencia, por lo que es correcto.<text:s/><text:s/>La documentación del trabajo permite comprender<text:s/>todo el código realizado de forma clara. Aporta una definición de qué realiza cada función en el archivo .h, y también proporciona una explicación de la propia función<text:s/>en el archivo .c, por lo que facilita la compresión. Además, los nombres de las funciones son lógicos y no dan lugar a confusión sobre lo que hace.<text:s/></text:p>
      <text:p text:style-name="P11">Como una posible sugerencia, aunque sea de poca<text:s/>importancia,<text:s/>en el readme proporcionaría una pequeña explicación de la estructura de datos utilizada para la tabla de símbolos, ya que facilitaría la comprensión de por qué se utiliza en términos de eficiencia.<text:s/></text:p>
      <text:list text:style-name="LFO16" text:continue-numbering="true">
        <text:list-item>
          <text:p text:style-name="P12">¿Está bien estructurado el código?</text:p>
        </text:list-item>
      </text:list>
      <text:p text:style-name="P13">El código está correctamente estructurado.<text:s/>Cada parte del analizador léxico está separada correctamente.<text:s/><text:s text:c="2"/>Se especifica claramente cuáles son las funciones públicas, y se modulariza de forma que<text:s/>hay múltiples funciones privadas para el funcionamiento interno del programa. Esta modularización evita la repetición de código innecesaria.<text:s/></text:p>
      <text:list text:style-name="LFO16" text:continue-numbering="true">
        <text:list-item>
          <text:p text:style-name="P14">¿Compila y ejecuta correctamente?</text:p>
        </text:list-item>
      </text:list>
      <text:p text:style-name="P15">El código compila correctamente, sin ninguna advertencia, y se ejecuta sin problemas.<text:s/></text:p>
      <text:p text:style-name="P16">Sistema de entrada:</text:p>
      <text:list text:style-name="LFO13" text:continue-numbering="true">
        <text:list-item>
          <text:p text:style-name="P17">¿Se hace un acceso eficiente a disco? ¿Cómo se podría mejorar?</text:p>
        </text:list-item>
      </text:list>
      <text:p text:style-name="P18">El archivo de entrada se abre solo en modo lectura, lo que es correcto, ya que no se va a realizar ninguna modificación en él.<text:s/>Además, los datos del fichero regression.d se leen en bloques, no uno a uno, lo que reduce las operaciones de<text:s/>salida de datos.<text:s/>El acceso a disco se realiza de forma eficiente.<text:s/></text:p>
      <text:list text:style-name="LFO13" text:continue-numbering="true">
        <text:list-item>
          <text:p text:style-name="P19">¿Resulta la solución aportada fácilmente escalable para cualquier código fuente?</text:p>
        </text:list-item>
      </text:list>
      <text:p text:style-name="P20">Si, ya que utiliza un sistema de doble centinela, de tamaño fijo, en el que se van cargando los datos en cada bloque según se va leyendo el fichero. Por lo<text:s/>que,<text:s/>aunque la entrada de datos sea muy elevada, va a gastar los mismos recursos que si la entrada de datos es pequeña<text:s/>y no va a afectar al rendimiento del sistema de entrada.<text:s/><text:s/></text:p>
      <text:list text:style-name="LFO13" text:continue-numbering="true">
        <text:list-item>
          <text:p text:style-name="P21">Otros comentarios.</text:p>
        </text:list-item>
      </text:list>
      <text:p text:style-name="P22">Con respecto a la pregunta anterior, el sistema de entrada sí que es escalable para cualquier código fuente, pero se produce un error en el analizador léxico, con respecto a este aspecto. Se comentará al final.<text:s/></text:p>
      <text:p text:style-name="P23">Tabla de símbolos:</text:p>
      <text:list text:style-name="LFO10" text:continue-numbering="true">
        <text:list-item>
          <text:p text:style-name="P24">¿Se trata de una implementación de una tabla de símbolos ordenada? ¿Qué tipo de orden?</text:p>
        </text:list-item>
      </text:list>
      <text:p text:style-name="P25">Si, es un árbol binario de búsqueda, con dos hijos como máximo para cada nodo.<text:s/>Está ordenado<text:s/>lexicográficamente,<text:s/>de forma que todos los elementos del subárbol izquierdo<text:s/>son alfabéticamente menores que el nodo raíz, y los elementos del subárbol derecho son alfabéticamente mayores que la raíz.<text:s/>Este orden se realiza teniendo en cuenta el lexema.<text:s/>Por<text:s/>ejemplo, si<text:s/>la raíz contiene el lexema “double” y se inserta “int”, como “int” es mayor que “double” se insertará en el hijo de la derecha.<text:s/></text:p>
      <text:list text:style-name="LFO10" text:continue-numbering="true">
        <text:list-item>
          <text:p text:style-name="P26"><text:s/>Manteniendo la misma estructura de datos, ¿es posible mejorar la eficiencia computacional en el acceso?</text:p>
        </text:list-item>
      </text:list>
      <text:p text:style-name="P27">Tal y como está la estructura, considero que no es posible mejorar el acceso a ella.<text:s/></text:p>
      <text:list text:style-name="LFO10" text:continue-numbering="true">
        <text:list-item>
          <text:p text:style-name="P28">Otros comentarios.</text:p>
        </text:list-item>
      </text:list>
      <text:p text:style-name="P29">La estructura de árbol binario de búsqueda se podría mejorar, en ese caso, haciendo un árbol de búsqueda equilibrado. Para esta práctica no se introducen<text:s/>muchos datos, por lo<text:s/>que realizar una función de equilibrado no sería eficiente computacionalmente, ya que se gastarían más recursos temporales en equilibrar el árbol de búsqueda,<text:s/>que<text:s/>en buscar un elemento,<text:s/>borrar o insertar<text:s/>uno nuevo en las próximas<text:s/>iteraciones.<text:s/>Pero como la inserción,<text:s/>la búsqueda<text:s/>y la<text:s/>eliminación se<text:s/>realizan de forma recursiva, ya que va recorriendo el árbol hasta encontrar el<text:s/>elemento solicitado o la posición a insertar, cuando la cantidad de datos es muy elevada es muy costoso realizar este tipo de operaciones. Por ello,<text:s/>una función para equilibrar el árbol y evitar que unas ramas sean mucho más grandes que otras,<text:s/>problema que también podría surgir con pocos datos pero que provoquen esta situación al insertarlos,<text:s/>podría ser más eficiente implementar una función de equilibrado para el árbol, que permitiese recolocar los elementos en las operaciones de inserción y borrado, si fuese necesario.<text:s/></text:p>
      <text:p text:style-name="P30">Analizador léxico:</text:p>
      <text:list text:style-name="LFO7" text:continue-numbering="true">
        <text:list-item>
          <text:p text:style-name="P31">¿Resultaría sencillo incorporar nuevas expresiones regulares a la presente implementación?</text:p>
        </text:list-item>
      </text:list>
      <text:p text:style-name="P32">Si, ya que los autómatas para reconocer las expresiones están claramente diferenciados, teniendo<text:s/>los siguientes: alfanuméricos, números, strings y comentarios. Además, como se aportan funciones auxiliares tanto para aceptar el<text:s/>componente<text:s/>léxico, como para limpiar los campos<text:s/>de la estructura utilizada es sencillo añadir una nueva expresión, ya que solo habría que incluir la lógica para reconocerla, usando el código que ya está implementado. Por otro lado, cada autómata tiene bien diferenciados sus estados, utilizando un switch-case para cambiar de uno a otro, por lo que en el caso de querer, por ejemplo, reconocer un nuevo tipo de números, es fácil añadir nuevos estados para el autómata, sin tener que modificar nada de la implementación.<text:s/></text:p>
      <text:list text:style-name="LFO7" text:continue-numbering="true">
        <text:list-item>
          <text:p text:style-name="P33">Otros comentarios.</text:p>
        </text:list-item>
      </text:list>
      <text:p text:style-name="P34">Cuando se acepta un lexema<text:s/>(fucnión _aceptarLexema() de lexico.c), se hace una comprobación de si el componente léxico es mayor que 300, y si así lo es, se introduce en la tabla de símbolos. Esto provoca que también se introduzcan<text:s/>más componentes léxicos que lo identificadores y palabras reservadas, lo que no es correcto.<text:s/>Habría que insertarlo solo si el componente léxico es el correspondiente a un ID.<text:s/></text:p>
      <text:p text:style-name="P35"/>
      <text:p text:style-name="P36">Gestión de la memoria:</text:p>
      <text:list text:style-name="LFO5" text:continue-numbering="true">
        <text:list-item>
          <text:list>
            <text:list-item>
              <text:list>
                <text:list-item>
                  <text:p text:style-name="P37">¿Se hace un uso eficiente de la memoria? ¿Se puede mejorar?</text:p>
                </text:list-item>
              </text:list>
            </text:list-item>
          </text:list>
        </text:list-item>
      </text:list>
      <text:p text:style-name="P38">Todas las estructuras de datos, a excepción del centinela, que se sabe de antemano qué tamaño fijo va a tener, se han implementado mediante la reserva de memoria dinámica.<text:s/>Además, el uso de memoria es el mínimo.<text:s/>Además, solo se tienen 2 copias de cada lexema, una en la tabla de símbolos, y otra en el sistema de entrada,<text:s/>la cual se usa para enviar el lexema al analizador sintáctico, por lo que no se hace un uso excesivo de la memoria.<text:s/></text:p>
      <text:list text:style-name="LFO5" text:continue-numbering="true">
        <text:list-item>
          <text:list>
            <text:list-item>
              <text:list>
                <text:list-item>
                  <text:p text:style-name="P39">¿Se inicializan y finalizan correctamente las estructuras de datos utilizadas?</text:p>
                </text:list-item>
              </text:list>
            </text:list-item>
          </text:list>
        </text:list-item>
      </text:list>
      <text:p text:style-name="P40">Por lo general, faltaría comprobar si cuando se realiza un malloc()<text:s/>se ha reservado correctamente la memoria, comprobando si el elemento al cual se le ha asignado memoria sigue siendo NULL,<text:s/>tanto en sistemaEntrada.c como en abb.c.<text:s/>La memoria de las estructuras de datos se libera correctamente.<text:s/>Se ha analizado la ejecución del código utilizando las siguientes opciones de valgrind: --leak-check=full --show-leak-kinds=all –s. El resultado obtenido es que todos los bloques de memoria se han liberado correctamente.<text:s/><text:s/></text:p>
      <text:list text:style-name="LFO5" text:continue-numbering="true">
        <text:list-item>
          <text:list>
            <text:list-item>
              <text:list>
                <text:list-item>
                  <text:p text:style-name="P41">Otros comentarios.</text:p>
                </text:list-item>
              </text:list>
            </text:list-item>
          </text:list>
        </text:list-item>
      </text:list>
      <text:p text:style-name="P42">En resumen:</text:p>
      <text:list text:style-name="LFO2" text:continue-numbering="true">
        <text:list-item>
          <text:p text:style-name="P43">¿Es la solución aportada suficientemente general, o parece excesivamente orientada a la compilación del programa ejemplo proporcionado?</text:p>
        </text:list-item>
      </text:list>
      <text:p text:style-name="P44"/>
      <text:p text:style-name="P45"><text:span text:style-name="T46">Es lo suficientemente general</text:span><text:span text:style-name="T47">, a excepción de un error en el analizador léxico. Cuando se produce un error porque el lexema es demasiado grande, en la función de _aceptarLexema() de lexico</text:span><text:span text:style-name="T48">.c, se invoca de todas formas a es_miembroTS()</text:span><text:span text:style-name="T49"><text:s/>de ts.h. Lo que ocurre es que esta última función invoca a es_miembro de abb.h, que<text:s/></text:span><text:span text:style-name="T50">internamente acaba realizando un strcmp, con uno de los strings a NULL, lo que provoca un segmentation fault. Una solución podría ser realizar la comprobación de si el lexema del componente léxico es distinto de NULL, en la función _</text:span><text:span text:style-name="T51">aceptarL</text:span><text:span text:style-name="T52">e</text:span><text:span text:style-name="T53">xema</text:span><text:span text:style-name="T54">() de lexico.c.</text:span></text:p>
      <text:p text:style-name="P55">Exceptuando este pequeño detalle, la solución lo suficientemente general.<text:s/><text:s/>De hecho, se aporta la inclusión de todas las palabras reservadas que hay en el lenguaje, así como el reconocimiento de más números de los que aparecen en el código proporcionado. Las reglas de aceptación de los autómatas están correctamente<text:s/>construídas, y por lo tanto reconocerían cualquiera de las cadenas de los tipos que están especificados, y no solo las que aparecen en el fichero regression.d. Por lo que podría reconocerse cualquier otro código en lenguaje D que se adecuase con la implementación proporcionada.<text:s/></text:p>
      <text:list text:style-name="LFO2" text:continue-numbering="true">
        <text:list-item>
          <text:p text:style-name="P56">Otros comentarios.</text:p>
        </text:list-item>
      </text:list>
      <text:p text:style-name="P57">En rasgos generales considero que la práctica está implementada de forma correcta,<text:s/>a excepción de incluir más componentes que las palabras reservadas e identificadores en la tabla de símbolos,<text:s/>cumpliendo todos los requisitos pedidos, y de una forma eficiente. La<text:s/>estructura<text:s/>del código, así como su implementación es intuitiva para el programador,<text:s/>siendo a la vez una programación óptima. Como detalles que mejoraría del código, destaco de nuevo la utilización de un árbol equilibrado,<text:s/>añadiría una comprobación la función de finalizarSistemaEntrada de sistemaEntrada.c , de comprobar si el fichero es NULL, ya que,<text:s/>si se realiza un fclose de un NULL, el comportamiento de esta<text:s/>instrucción está indefinido. Además, imprimiría el resultado de la tabla de símbolos una vez acaba el análisis léxico, para comprobar como ha quedado.<text:s/></text:p>
      <text:p text:style-name="P5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ent-style-name="Normal">
      <style:paragraph-properties fo:margin-bottom="0.1388in"/>
      <style:text-properti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2LVL1" style:family="text">
      <style:text-properties style:font-name="Calibri"/>
    </style:style>
    <style:style style:name="WW_CharLFO3LVL3" style:family="text">
      <style:text-properties style:font-name="Calibri"/>
    </style:style>
    <style:style style:name="WW_CharLFO4LVL3" style:family="text">
      <style:text-properties style:font-name="Calibri"/>
    </style:style>
    <style:style style:name="WW_CharLFO5LVL3" style:family="text">
      <style:text-properties style:font-name="Calibri"/>
    </style:style>
    <style:style style:name="WW_CharLFO6LVL1" style:family="text">
      <style:text-properties style:font-name="Calibri"/>
    </style:style>
    <style:style style:name="WW_CharLFO7LVL1" style:family="text">
      <style:text-properties style:font-name="Calibri"/>
    </style:style>
    <style:style style:name="WW_CharLFO8LVL1" style:family="text">
      <style:text-properties style:font-name="Calibri"/>
    </style:style>
    <style:style style:name="WW_CharLFO9LVL1" style:family="text">
      <style:text-properties style:font-name="Calibri"/>
    </style:style>
    <style:style style:name="WW_CharLFO10LVL1" style:family="text">
      <style:text-properties style:font-name="Calibri"/>
    </style:style>
    <style:style style:name="WW_CharLFO11LVL1" style:family="text">
      <style:text-properties style:font-name="Calibri"/>
    </style:style>
    <style:style style:name="WW_CharLFO12LVL1" style:family="text">
      <style:text-properties style:font-name="Calibri"/>
    </style:style>
    <style:style style:name="WW_CharLFO13LVL1" style:family="text">
      <style:text-properties style:font-name="Calibri"/>
    </style:style>
    <style:style style:name="WW_CharLFO14LVL1" style:family="text">
      <style:text-properties style:font-name="Calibri"/>
    </style:style>
    <style:style style:name="WW_CharLFO15LVL1" style:family="text">
      <style:text-properties style:font-name="Calibri"/>
    </style:style>
    <style:style style:name="WW_CharLFO16LVL1" style:family="text">
      <style:text-properties style:font-name="Calibri"/>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ile Mulas Fernando</meta:initial-creator>
    <dc:creator>Fraile Mulas Fernando</dc:creator>
    <meta:creation-date>2023-04-15T13:37:00Z</meta:creation-date>
    <dc:date>2023-04-15T13:37:00Z</dc:date>
    <meta:template xlink:href="Normal.dotm" xlink:type="simple"/>
    <meta:editing-cycles>1</meta:editing-cycles>
    <meta:editing-duration>PT0S</meta:editing-duration>
    <meta:document-statistic meta:page-count="1" meta:paragraph-count="18" meta:word-count="1442" meta:character-count="9359" meta:row-count="66" meta:non-whitespace-character-count="7935"/>
  </office:meta>
</office:document-meta>
</file>